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7396c" officeooo:paragraph-rsid="0027396c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67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Marcaggi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marcaggi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1:57.431613960</dc:date>
    <meta:editing-duration>PT13M26S</meta:editing-duration>
    <meta:editing-cycles>14</meta:editing-cycles>
    <meta:document-statistic meta:table-count="2" meta:image-count="0" meta:object-count="0" meta:page-count="1" meta:paragraph-count="36" meta:word-count="52" meta:character-count="351" meta:non-whitespace-character-count="335"/>
  </office:meta>
</office:document-meta>
</file>